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C00000070FC038983596389E1.png" manifest:media-type="image/png"/>
  <manifest:file-entry manifest:full-path="Pictures/100000000000005C00000070115FEC7F3362C4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64cm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7fffd4" draw:textarea-horizontal-align="left" draw:auto-grow-height="true" draw:auto-grow-width="true" fo:min-height="0.712cm" fo:min-width="2.466cm"/>
      <style:paragraph-properties style:writing-mode="lr-tb"/>
    </style:style>
    <style:style style:name="gr5" style:family="graphic" style:parent-style-name="standard">
      <style:graphic-properties svg:stroke-color="#7fffd4" draw:fill-color="#7fffd4" draw:textarea-horizontal-align="justify" draw:textarea-vertical-align="middle" draw:auto-grow-height="false" fo:min-height="1.1cm" fo:min-width="0.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cm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ffd700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solid" svg:stroke-color="#000000" draw:fill="solid" draw:fill-color="#ff7f50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7fffd4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7fffd4"/>
      <style:paragraph-properties fo:text-align="center" style:writing-mode="lr-tb"/>
    </style:style>
    <style:style style:name="P6" style:family="paragraph">
      <loext:graphic-properties draw:fill="solid" draw:fill-color="#ffd700"/>
    </style:style>
    <style:style style:name="P7" style:family="paragraph">
      <loext:graphic-properties draw:fill="solid" draw:fill-color="#ff7f5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33cm" svg:height="2.962cm" svg:x="1.767cm" svg:y="13.838cm">
          <draw:image xlink:href="Pictures/100000000000005C00000070115FEC7F3362C4AE.png" xlink:type="simple" xlink:show="embed" xlink:actuate="onLoad" loext:mime-type="image/png">
            <text:p/>
          </draw:image>
        </draw:frame>
        <draw:frame draw:style-name="gr1" draw:text-style-name="P1" draw:layer="layout" svg:width="2.433cm" svg:height="2.962cm" svg:x="1.767cm" svg:y="9.838cm">
          <draw:image xlink:href="Pictures/100000000000005C00000070FC038983596389E1.png" xlink:type="simple" xlink:show="embed" xlink:actuate="onLoad" loext:mime-type="image/png">
            <text:p/>
          </draw:image>
        </draw:frame>
        <draw:line draw:style-name="gr2" draw:text-style-name="P1" draw:layer="layout" svg:x1="4.2cm" svg:y1="11.2cm" svg:x2="5.1cm" svg:y2="11.2cm">
          <text:p/>
        </draw:line>
        <draw:line draw:style-name="gr2" draw:text-style-name="P1" draw:layer="layout" svg:x1="4.2cm" svg:y1="15.4cm" svg:x2="5.1cm" svg:y2="15.4cm">
          <text:p/>
        </draw:line>
        <draw:frame draw:style-name="gr3" draw:text-style-name="P2" draw:layer="layout" svg:width="2.864cm" svg:height="1.673cm" svg:x="12.6cm" svg:y="10.3cm">
          <draw:text-box>
            <text:p>Feature </text:p>
            <text:p>Vector 1</text:p>
          </draw:text-box>
        </draw:frame>
        <draw:frame draw:style-name="gr3" draw:text-style-name="P2" draw:layer="layout" svg:width="2.864cm" svg:height="1.673cm" svg:x="12.7cm" svg:y="14.501cm">
          <draw:text-box>
            <text:p>Feature </text:p>
            <text:p>Vector 2</text:p>
          </draw:text-box>
        </draw:frame>
        <draw:frame draw:style-name="gr4" draw:text-style-name="P3" draw:layer="layout" svg:width="2.966cm" svg:height="0.962cm" svg:x="12.6cm" svg:y="12.9cm">
          <draw:text-box>
            <text:p>Distance</text:p>
          </draw:text-box>
        </draw:frame>
        <draw:line draw:style-name="gr2" draw:text-style-name="P1" draw:layer="layout" svg:x1="15.6cm" svg:y1="13.4cm" svg:x2="16.5cm" svg:y2="13.4cm">
          <text:p/>
        </draw:line>
        <draw:custom-shape draw:style-name="gr5" draw:text-style-name="P5" draw:layer="layout" svg:width="2.8cm" svg:height="2.7cm" svg:x="16.5cm" svg:y="12cm">
          <text:p text:style-name="P4">Thres.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7.9cm" svg:y1="14.7cm" svg:x2="17.9cm" svg:y2="15.7cm">
          <text:p/>
        </draw:line>
        <draw:frame draw:style-name="gr6" draw:text-style-name="P2" draw:layer="layout" svg:width="2.051cm" svg:height="0.962cm" svg:x="16.9cm" svg:y="15.8cm">
          <draw:text-box>
            <text:p>same</text:p>
          </draw:text-box>
        </draw:frame>
        <draw:frame draw:style-name="gr7" draw:text-style-name="P2" draw:layer="layout" svg:width="2.78cm" svg:height="0.962cm" svg:x="16.501cm" svg:y="10.2cm">
          <draw:text-box>
            <text:p>different</text:p>
          </draw:text-box>
        </draw:frame>
        <draw:line draw:style-name="gr2" draw:text-style-name="P1" draw:layer="layout" svg:x1="17.9cm" svg:y1="12cm" svg:x2="17.9cm" svg:y2="11cm">
          <text:p/>
        </draw:line>
        <draw:frame draw:style-name="gr8" draw:text-style-name="P6" draw:layer="layout" svg:width="2.86cm" svg:height="0.962cm" svg:x="5.1cm" svg:y="10.7cm">
          <draw:text-box>
            <text:p>Encoder</text:p>
          </draw:text-box>
        </draw:frame>
        <draw:frame draw:style-name="gr8" draw:text-style-name="P6" draw:layer="layout" svg:width="2.86cm" svg:height="0.962cm" svg:x="5.1cm" svg:y="14.9cm">
          <draw:text-box>
            <text:p>Encoder</text:p>
          </draw:text-box>
        </draw:frame>
        <draw:frame draw:style-name="gr9" draw:text-style-name="P7" draw:layer="layout" svg:width="3.072cm" svg:height="0.962cm" svg:x="8.9cm" svg:y="10.7cm">
          <draw:text-box>
            <text:p>Reductor</text:p>
          </draw:text-box>
        </draw:frame>
        <draw:frame draw:style-name="gr9" draw:text-style-name="P7" draw:layer="layout" svg:width="3.072cm" svg:height="0.962cm" svg:x="8.9cm" svg:y="14.9cm">
          <draw:text-box>
            <text:p>Reductor</text:p>
          </draw:text-box>
        </draw:frame>
        <draw:line draw:style-name="gr2" draw:text-style-name="P1" draw:layer="layout" svg:x1="8cm" svg:y1="11.2cm" svg:x2="8.9cm" svg:y2="11.2cm">
          <text:p/>
        </draw:line>
        <draw:line draw:style-name="gr2" draw:text-style-name="P1" draw:layer="layout" svg:x1="8cm" svg:y1="15.4cm" svg:x2="8.9cm" svg:y2="15.4cm">
          <text:p/>
        </draw:line>
        <draw:line draw:style-name="gr2" draw:text-style-name="P1" draw:layer="layout" svg:x1="14cm" svg:y1="11.8cm" svg:x2="14cm" svg:y2="12.9cm">
          <text:p/>
        </draw:line>
        <draw:line draw:style-name="gr2" draw:text-style-name="P1" draw:layer="layout" svg:x1="14.1cm" svg:y1="14.7cm" svg:x2="14.1cm" svg:y2="13.8cm">
          <text:p/>
        </draw:line>
        <draw:line draw:style-name="gr2" draw:text-style-name="P1" draw:layer="layout" svg:x1="12cm" svg:y1="11.2cm" svg:x2="12.9cm" svg:y2="11.2cm">
          <text:p/>
        </draw:line>
        <draw:line draw:style-name="gr2" draw:text-style-name="P1" draw:layer="layout" svg:x1="12cm" svg:y1="15.4cm" svg:x2="12.9cm" svg:y2="15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5-04-21T19:22:45.110176463</dc:date>
    <meta:editing-duration>PT1H52M40S</meta:editing-duration>
    <meta:editing-cycles>25</meta:editing-cycles>
    <meta:generator>LibreOffice/6.4.7.2$Linux_X86_64 LibreOffice_project/40$Build-2</meta:generator>
    <meta:document-statistic meta:object-count="23"/>
  </office:meta>
</office:document-meta>
</file>